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8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9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1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2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4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5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6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7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18" style:family="paragraph" style:parent-style-name="Standard">
      <style:text-properties fo:font-style="normal" style:font-style-asian="normal" style:font-style-complex="normal"/>
    </style:style>
    <style:style style:name="P19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35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officeooo:rsid="0011e3b2"/>
    </style:style>
    <style:style style:name="T10" style:family="text">
      <style:text-properties officeooo:rsid="0017a4ec"/>
    </style:style>
    <style:style style:name="T11" style:family="text">
      <style:text-properties officeooo:rsid="001c0c31"/>
    </style:style>
    <style:style style:name="T12" style:family="text">
      <style:text-properties officeooo:rsid="0021e577"/>
    </style:style>
    <style:style style:name="T13" style:family="text">
      <style:text-properties officeooo:rsid="0025d58d"/>
    </style:style>
    <style:style style:name="T14" style:family="text">
      <style:text-properties officeooo:rsid="001a19d0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0cdc43" style:font-style-asian="normal" style:font-style-complex="normal"/>
    </style:style>
    <style:style style:name="T18" style:family="text">
      <style:text-properties fo:font-style="normal" officeooo:rsid="0039575f" style:font-style-asian="normal" style:font-style-complex="normal"/>
    </style:style>
    <style:style style:name="T19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20" style:family="text">
      <style:text-properties fo:font-weight="bold" officeooo:rsid="00340fc6" style:font-weight-asian="bold" style:font-weight-complex="bold"/>
    </style:style>
    <style:style style:name="T21" style:family="text">
      <style:text-properties officeooo:rsid="0039575f"/>
    </style:style>
    <style:style style:name="T22" style:family="text">
      <style:text-properties officeooo:rsid="004068f2"/>
    </style:style>
    <style:style style:name="T23" style:family="text">
      <style:text-properties officeooo:rsid="004341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7"><text:tab/>Display_driver_header.<text:span text:style-name="T11">h<text:tab/>No Serial<text:tab/><text:tab/>No Basic</text:span></text:p>
      <text:p text:style-name="P7"><text:tab/>One_wire_header.<text:span text:style-name="T11">h<text:tab/><text:tab/>No Serial<text:tab/><text:tab/>No Basic</text:span></text:p>
      <text:p text:style-name="P7"><text:tab/>One_wire_transactions_1<text:tab/><text:span text:style-name="T11">No Serial<text:tab/><text:tab/>No Basic</text:span></text:p>
      <text:p text:style-name="P8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8"><text:tab/>Basic_Rx_Tx_and_Timer.<text:span text:style-name="T11">c<text:tab/><text:tab/>Serial: No<text:tab/><text:tab/>Basic: Yes</text:span></text:p>
      <text:p text:style-name="P8"><text:tab/>Basic_Rx_Tx_Extra.<text:span text:style-name="T11">c<text:tab/><text:tab/>Serial: No<text:tab/><text:tab/>Basic: Yes</text:span></text:p>
      <text:p text:style-name="P10"><text:tab/>KBD_to_display.<text:span text:style-name="T11">c<text:tab/><text:tab/><text:tab/>Serial: Yes<text:tab/><text:tab/>Basic: No<text:tab/>!!!!!!!!!!!!</text:span></text:p>
      <text:p text:style-name="P10"/>
      <text:p text:style-name="P10">KBD_to_display</text:p>
      <text:p text:style-name="P10"/>
      <text:p text:style-name="P10"/>
      <text:p text:style-name="P3">KBD_to_display.<text:span text:style-name="T11">c <text:tab/>used on<text:tab/><text:tab/>Proj zero to 8<text:tab/><text:tab/>NO</text:span></text:p>
      <text:p text:style-name="P4">Change name to <text:span text:style-name="T14">KBD_to_display_</text:span>legacy.c</text:p>
      <text:p text:style-name="P2"/>
      <text:p text:style-name="P8">IO_data_entry.<text:span text:style-name="T11">c<text:tab/><text:tab/><text:tab/><text:tab/>Serial: No<text:tab/><text:tab/>Basic: No</text:span></text:p>
      <text:p text:style-name="P8">Random_and_prime_nos.<text:span text:style-name="T11">c<text:tab/><text:tab/><text:tab/>Serial: No<text:tab/><text:tab/>Basic: No<text:tab/></text:span></text:p>
      <text:p text:style-name="P9">Stand_alone_clock_subroutines.<text:span text:style-name="T11">c<text:tab/><text:tab/>Serial: No<text:tab/><text:tab/>Basic: No</text:span></text:p>
      <text:p text:style-name="P9"/>
      <text:p text:style-name="P11">Projects zero to 3 all use Basic comms</text:p>
      <text:p text:style-name="P12">Projects <text:span text:style-name="T12">4, 5, 6, 7, </text:span><text:s/>all use Basic comms</text:p>
      <text:p text:style-name="P13">Project <text:span text:style-name="T13">8 uses Arduino comms</text:span></text:p>
      <text:p text:style-name="P2"/>
      <text:p text:style-name="P1">pcb_111000_projects_for_CP2102 <text:span text:style-name="T5">test results</text:span></text:p>
      <text:p text:style-name="Standard"/>
      <text:p text:style-name="Standard"><text:tab/><text:span text:style-name="T15">8_Input_from_switches</text:span></text:p>
      <text:p text:style-name="P18"><text:tab/><text:tab/><text:tab/><text:tab/><text:tab/><text:tab/><text:tab/><text:span text:style-name="T20">HEX<text:tab/><text:tab/>Tested</text:span></text:p>
      <text:p text:style-name="P20">1_String_from_IO<text:tab/><text:tab/><text:tab/><text:span text:style-name="T1">OK</text:span></text:p>
      <text:p text:style-name="P20">2_INT_from_IO<text:tab/><text:tab/><text:tab/><text:span text:style-name="T2">OK</text:span></text:p>
      <text:p text:style-name="P20">3_Square_roots<text:tab/><text:tab/><text:tab/><text:span text:style-name="T2">OK</text:span></text:p>
      <text:p text:style-name="P20">4_Fraction_to_decimal<text:tab/><text:tab/><text:span text:style-name="T3">OK</text:span></text:p>
      <text:p text:style-name="P20">5_Calculator<text:tab/><text:tab/><text:tab/><text:tab/><text:span text:style-name="T4">OK</text:span></text:p>
      <text:p text:style-name="P19"/>
      <text:p text:style-name="P21"><text:tab/><text:span text:style-name="T16">7_Timers<text:tab/><text:tab/><text:tab/><text:tab/><text:tab/></text:span><text:span text:style-name="T17">HEX</text:span></text:p>
      <text:p text:style-name="P26"><text:tab/><text:tab/>1_String_only_clock<text:tab/><text:tab/><text:tab/><text:span text:style-name="T21">updated</text:span><text:tab/></text:p>
      <text:p text:style-name="P27"><text:tab/><text:tab/>2_calculator_based_clock<text:tab/><text:tab/><text:span text:style-name="T21">updated</text:span><text:tab/><text:tab/></text:p>
      <text:p text:style-name="P27"><text:tab/><text:tab/>3_min_OS_clock<text:tab/><text:tab/><text:tab/><text:span text:style-name="T21">updated</text:span><text:tab/></text:p>
      <text:p text:style-name="P27"><text:tab/><text:tab/>4_stand_alone_clock<text:tab/><text:tab/><text:tab/><text:span text:style-name="T21">updated</text:span><text:tab/></text:p>
      <text:p text:style-name="P27"><text:tab/><text:tab/>5_stopwatch<text:tab/><text:tab/><text:tab/><text:tab/><text:span text:style-name="T21">updated</text:span><text:tab/></text:p>
      <text:p text:style-name="P24"/>
      <text:p text:style-name="P24"/>
      <text:p text:style-name="P22"><text:tab/><text:span text:style-name="T16">6_Prime_numbers</text:span></text:p>
      <text:p text:style-name="P28"><text:tab/><text:tab/>A_Prime_numbers<text:tab/><text:tab/><text:tab/><text:span text:style-name="T21">updated</text:span><text:tab/><text:tab/></text:p>
      <text:p text:style-name="P28"><text:tab/><text:tab/>B_Prime_factors<text:tab/><text:tab/><text:tab/><text:span text:style-name="T21">updated</text:span><text:tab/><text:tab/><text:tab/></text:p>
      <text:p text:style-name="P28"><text:soft-page-break/><text:tab/><text:tab/>C_Prime_Num_array<text:tab/><text:tab/><text:tab/><text:span text:style-name="T21">updated</text:span><text:tab/><text:tab/></text:p>
      <text:p text:style-name="P28"><text:tab/><text:tab/>D_Prime_Factors_fast<text:tab/><text:tab/><text:span text:style-name="T21">updated</text:span><text:tab/><text:tab/><text:tab/></text:p>
      <text:p text:style-name="P28"><text:tab/><text:tab/>E_Prime_numbers_extra<text:tab/><text:tab/><text:span text:style-name="T21">updated</text:span><text:tab/></text:p>
      <text:p text:style-name="P26"/>
      <text:p text:style-name="P21"><text:span text:style-name="T6"><text:tab/></text:span><text:span text:style-name="T16">5_Interrupts_CP2102</text:span></text:p>
      <text:p text:style-name="P26"><text:tab/><text:tab/>1_Interrupt_basic</text:p>
      <text:p text:style-name="P29"><text:tab/><text:tab/><text:tab/><text:span text:style-name="T9">Ex_1<text:tab/><text:tab/><text:tab/><text:tab/>updated<text:tab/><text:tab/><text:tab/><text:tab/></text:span></text:p>
      <text:p text:style-name="P29"><text:tab/><text:tab/><text:tab/><text:span text:style-name="T9">Ex_2<text:tab/><text:tab/><text:tab/><text:tab/>updated<text:tab/><text:tab/><text:tab/><text:tab/></text:span></text:p>
      <text:p text:style-name="P29"><text:tab/><text:tab/><text:tab/><text:span text:style-name="T9">Ex_3<text:tab/><text:tab/><text:tab/><text:tab/>updated<text:tab/><text:tab/><text:tab/><text:tab/></text:span></text:p>
      <text:p text:style-name="P29"><text:tab/><text:tab/><text:tab/><text:span text:style-name="T9">Ex_4<text:tab/><text:tab/><text:tab/><text:tab/>updated<text:tab/><text:tab/><text:tab/><text:tab/></text:span></text:p>
      <text:p text:style-name="P29"><text:tab/><text:tab/><text:tab/><text:span text:style-name="T9">Ex_5<text:tab/><text:tab/><text:tab/><text:tab/>updated<text:tab/><text:tab/><text:tab/><text:tab/></text:span></text:p>
      <text:p text:style-name="P29"><text:tab/><text:tab/><text:tab/><text:span text:style-name="T9">Ex_6<text:tab/><text:tab/><text:tab/><text:tab/>updated<text:tab/><text:tab/><text:tab/><text:tab/></text:span></text:p>
      <text:p text:style-name="P29"><text:tab/><text:tab/>2_Pin_Change_Interrupt<text:tab/><text:tab/><text:span text:style-name="T21">updated</text:span><text:tab/><text:tab/></text:p>
      <text:p text:style-name="P29"><text:tab/><text:tab/>3_reaction_time_tester<text:tab/><text:tab/><text:span text:style-name="T21">updated</text:span><text:tab/><text:tab/></text:p>
      <text:p text:style-name="P29"><text:tab/><text:tab/>4_Rx_interrupts<text:tab/><text:tab/><text:tab/><text:span text:style-name="T21">updated</text:span><text:tab/><text:tab/></text:p>
      <text:p text:style-name="P29"><text:tab/><text:tab/>5_File_download_with_interrupt<text:tab/><text:span text:style-name="T21">updated</text:span><text:tab/></text:p>
      <text:p text:style-name="P25"><text:span text:style-name="T16"><text:tab/><text:tab/>6_Roots_with_interrupt<text:tab/><text:tab/></text:span><text:span text:style-name="T18">updated</text:span><text:tab/></text:p>
      <text:p text:style-name="P23"/>
      <text:p text:style-name="P23"/>
      <text:p text:style-name="P31"><text:tab/>4_Display_Driver_Basic_CP2102</text:p>
      <text:p text:style-name="P26"><text:tab/><text:tab/>1_Segment_driver<text:tab/><text:tab/><text:tab/><text:span text:style-name="T22">No Change</text:span><text:tab/><text:tab/></text:p>
      <text:p text:style-name="P30"><text:tab/><text:tab/><text:span text:style-name="T10">2</text:span>_Segment_driver<text:tab/><text:tab/><text:tab/><text:span text:style-name="T22">No Change</text:span><text:tab/><text:tab/></text:p>
      <text:p text:style-name="P30"><text:tab/><text:tab/>3_Numerical_entry<text:tab/><text:tab/><text:tab/><text:span text:style-name="T22">No Change</text:span><text:tab/><text:tab/></text:p>
      <text:p text:style-name="P30"><text:tab/><text:tab/>4_Num_from_KBD<text:tab/><text:tab/><text:tab/><text:span text:style-name="T22">No Change</text:span><text:tab/><text:tab/></text:p>
      <text:p text:style-name="P30"><text:tab/><text:tab/>5_Moving_display<text:tab/><text:tab/><text:tab/><text:span text:style-name="T22">No Change</text:span><text:tab/><text:tab/></text:p>
      <text:p text:style-name="P30"><text:tab/><text:tab/>6_Random_num_display<text:tab/><text:tab/><text:span text:style-name="T22">No Change</text:span><text:tab/><text:tab/><text:tab/></text:p>
      <text:p text:style-name="P30"/>
      <text:p text:style-name="P30"/>
      <text:p text:style-name="P5">3_Receiver_Transmitter_Basic</text:p>
      <text:p text:style-name="P5"><text:tab/><text:span text:style-name="T6">1_askii_code<text:tab/><text:tab/></text:span><text:span text:style-name="T8">Example 1-10<text:tab/><text:tab/>No Change</text:span></text:p>
      <text:p text:style-name="P16"><text:tab/>2_Bin_to_String<text:tab/><text:span text:style-name="T23">Example 1-5<text:tab/><text:tab/>No Change</text:span></text:p>
      <text:p text:style-name="P16"><text:tab/>3_String_to_Bin<text:tab/><text:span text:style-name="T23">Example 1-3<text:tab/><text:tab/>No Change</text:span><text:tab/></text:p>
      <text:p text:style-name="P17"><text:tab/>4_Char_numbers<text:tab/><text:tab/><text:tab/><text:tab/> <text:span text:style-name="T23">No Change</text:span></text:p>
      <text:p text:style-name="P17"><text:tab/>5_Hex_numbers<text:tab/><text:tab/><text:tab/><text:tab/> <text:span text:style-name="T23">No Change</text:span></text:p>
      <text:p text:style-name="P17"><text:tab/>6_Simple_division<text:tab/><text:tab/><text:tab/><text:tab/> <text:span text:style-name="T23">No Change</text:span></text:p>
      <text:p text:style-name="P17"><text:tab/>7_Screen_saver<text:tab/><text:tab/><text:tab/><text:tab/> <text:span text:style-name="T23">No Change</text:span></text:p>
      <text:p text:style-name="P15"><text:tab/>8_Integer_numbers<text:tab/><text:tab/><text:tab/><text:tab/> <text:span text:style-name="T23">No Change</text:span></text:p>
      <text:p text:style-name="P6"><text:tab/><text:tab/></text:p>
      <text:p text:style-name="P14"><text:tab/></text:p>
      <text:p text:style-name="P32">2_binary_and_bit_operations</text:p>
      <text:p text:style-name="P34"><text:tab/><text:span text:style-name="T6">0_Bitwise_logic<text:tab/><text:tab/><text:tab/><text:tab/> </text:span><text:span text:style-name="T19">updated</text:span></text:p>
      <text:p text:style-name="P35"><text:tab/>1_ones_processor<text:tab/><text:tab/><text:tab/><text:tab/> <text:span text:style-name="T18">updated</text:span></text:p>
      <text:p text:style-name="P35"><text:tab/>2_Shift_bits<text:tab/><text:tab/><text:tab/><text:tab/><text:tab/> <text:span text:style-name="T18">updated</text:span></text:p>
      <text:p text:style-name="P33"><text:tab/>3_Char_to_binary<text:tab/><text:tab/><text:tab/><text:tab/> <text:span text:style-name="T21">updat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7-05T17:28:31.057000000</dc:date>
    <meta:editing-duration>PT16H30M34S</meta:editing-duration>
    <meta:editing-cycles>36</meta:editing-cycles>
    <meta:document-statistic meta:table-count="0" meta:image-count="0" meta:object-count="0" meta:page-count="2" meta:paragraph-count="76" meta:word-count="224" meta:character-count="2312" meta:non-whitespace-character-count="1864"/>
  </office:meta>
</office:document-meta>
</file>